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064cm" table:align="left"/>
    </style:style>
    <style:style style:name="Tableau1.A" style:family="table-column">
      <style:table-column-properties style:column-width="5.609cm"/>
    </style:style>
    <style:style style:name="Tableau1.B" style:family="table-column">
      <style:table-column-properties style:column-width="5.662cm"/>
    </style:style>
    <style:style style:name="Tableau1.C" style:family="table-column">
      <style:table-column-properties style:column-width="5.741cm"/>
    </style:style>
    <style:style style:name="Tableau1.A1" style:family="table-cell">
      <style:table-cell-properties fo:background-color="transparent" fo:padding="0.097cm" fo:border="none">
        <style:background-image/>
      </style:table-cell-properties>
    </style:style>
    <style:style style:name="P1" style:family="paragraph" style:parent-style-name="Standard">
      <style:text-properties fo:language="en" fo:country="US" officeooo:rsid="00283522" officeooo:paragraph-rsid="00185f4b"/>
    </style:style>
    <style:style style:name="P2" style:family="paragraph" style:parent-style-name="Standard">
      <style:paragraph-properties fo:text-align="justify" style:justify-single-word="false"/>
      <style:text-properties fo:language="en" fo:country="US" officeooo:rsid="00283522" officeooo:paragraph-rsid="00185f4b"/>
    </style:style>
    <style:style style:name="P3" style:family="paragraph" style:parent-style-name="Standard">
      <style:paragraph-properties fo:text-align="justify" style:justify-single-word="false"/>
      <style:text-properties fo:language="en" fo:country="US" officeooo:rsid="00185f4b" officeooo:paragraph-rsid="00185f4b"/>
    </style:style>
    <style:style style:name="P4" style:family="paragraph" style:parent-style-name="Standard">
      <style:paragraph-properties fo:text-align="justify" style:justify-single-word="false"/>
      <style:text-properties fo:language="en" fo:country="US" officeooo:rsid="0027d93e" officeooo:paragraph-rsid="0017fd3f"/>
    </style:style>
    <style:style style:name="P5" style:family="paragraph" style:parent-style-name="Standard">
      <style:paragraph-properties fo:text-align="justify" style:justify-single-word="false"/>
      <style:text-properties fo:language="en" fo:country="US" officeooo:rsid="0020c520" officeooo:paragraph-rsid="0019a58c"/>
    </style:style>
    <style:style style:name="P6" style:family="paragraph" style:parent-style-name="Standard">
      <style:paragraph-properties fo:text-align="justify" style:justify-single-word="false"/>
      <style:text-properties fo:language="en" fo:country="US" officeooo:rsid="0020c520" officeooo:paragraph-rsid="0017fd3f"/>
    </style:style>
    <style:style style:name="P7" style:family="paragraph" style:parent-style-name="Standard">
      <style:paragraph-properties fo:text-align="justify" style:justify-single-word="false"/>
      <style:text-properties fo:language="en" fo:country="US" officeooo:rsid="0024a569" officeooo:paragraph-rsid="0017fd3f"/>
    </style:style>
    <style:style style:name="P8" style:family="paragraph" style:parent-style-name="Standard">
      <style:paragraph-properties fo:text-align="justify" style:justify-single-word="false"/>
      <style:text-properties fo:language="en" fo:country="US" officeooo:rsid="001f845b" officeooo:paragraph-rsid="0017fd3f"/>
    </style:style>
    <style:style style:name="P9" style:family="paragraph" style:parent-style-name="Standard">
      <style:paragraph-properties fo:text-align="justify" style:justify-single-word="false">
        <style:tab-stops>
          <style:tab-stop style:position="16.404cm"/>
        </style:tab-stops>
      </style:paragraph-properties>
      <style:text-properties fo:language="en" fo:country="US" officeooo:rsid="001f845b" officeooo:paragraph-rsid="0017fd3f"/>
    </style:style>
    <style:style style:name="P10" style:family="paragraph" style:parent-style-name="Standard">
      <style:paragraph-properties fo:text-align="justify" style:justify-single-word="false"/>
      <style:text-properties fo:language="en" fo:country="US" officeooo:rsid="003c5122" officeooo:paragraph-rsid="0017fd3f"/>
    </style:style>
    <style:style style:name="P11" style:family="paragraph" style:parent-style-name="Standard">
      <style:paragraph-properties fo:text-align="justify" style:justify-single-word="false"/>
      <style:text-properties fo:language="en" fo:country="US" officeooo:rsid="0017fd3f" officeooo:paragraph-rsid="0017fd3f"/>
    </style:style>
    <style:style style:name="P12" style:family="paragraph" style:parent-style-name="Table_20_Contents">
      <style:text-properties style:font-name="Arial" officeooo:rsid="0018a47f" officeooo:paragraph-rsid="00185f4b"/>
    </style:style>
    <style:style style:name="P13" style:family="paragraph" style:parent-style-name="Table_20_Contents">
      <style:paragraph-properties fo:text-align="end" style:justify-single-word="false"/>
      <style:text-properties fo:font-variant="normal" fo:text-transform="none" fo:color="#222222" style:font-name="Arial" fo:font-size="12pt" fo:letter-spacing="normal" fo:font-style="normal" fo:font-weight="normal" officeooo:rsid="0002725b" officeooo:paragraph-rsid="00185f4b" style:font-size-asian="12pt" style:font-size-complex="12pt"/>
    </style:style>
    <style:style style:name="P14" style:family="paragraph" style:parent-style-name="Table_20_Contents">
      <style:paragraph-properties fo:text-align="end" style:justify-single-word="false"/>
      <style:text-properties officeooo:rsid="00185f4b" officeooo:paragraph-rsid="00185f4b"/>
    </style:style>
    <style:style style:name="P15" style:family="paragraph" style:parent-style-name="Table_20_Contents">
      <style:paragraph-properties fo:text-align="end" style:justify-single-word="false"/>
      <style:text-properties fo:font-variant="normal" fo:text-transform="none" fo:color="#000000" style:font-name="Arial" fo:font-size="12pt" fo:letter-spacing="normal" fo:font-style="normal" fo:font-weight="normal" officeooo:rsid="00185f4b" officeooo:paragraph-rsid="00185f4b" style:font-size-asian="12pt" style:font-size-complex="12pt"/>
    </style:style>
    <style:style style:name="T1" style:family="text">
      <style:text-properties officeooo:rsid="0030a0aa"/>
    </style:style>
    <style:style style:name="T2" style:family="text">
      <style:text-properties officeooo:rsid="0033258a"/>
    </style:style>
    <style:style style:name="T3" style:family="text">
      <style:text-properties officeooo:rsid="0036759f"/>
    </style:style>
    <style:style style:name="T4" style:family="text">
      <style:text-properties officeooo:rsid="00348624"/>
    </style:style>
    <style:style style:name="T5" style:family="text">
      <style:text-properties officeooo:rsid="003a14b6"/>
    </style:style>
    <style:style style:name="T6" style:family="text">
      <style:text-properties officeooo:rsid="0027d93e"/>
    </style:style>
    <style:style style:name="T7" style:family="text">
      <style:text-properties officeooo:rsid="003cf3ff"/>
    </style:style>
    <style:style style:name="T8" style:family="text">
      <style:text-properties officeooo:rsid="0027f85e"/>
    </style:style>
    <style:style style:name="T9" style:family="text">
      <style:text-properties officeooo:rsid="003c5122"/>
    </style:style>
    <style:style style:name="T10" style:family="text">
      <style:text-properties officeooo:rsid="0017fd3f"/>
    </style:style>
    <style:style style:name="T11" style:family="text">
      <style:text-properties officeooo:rsid="00185f4b"/>
    </style:style>
    <style:style style:name="T12" style:family="text">
      <style:text-properties fo:color="#0000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19a58c"/>
    </style:style>
    <style:style style:name="T15" style:family="text">
      <style:text-properties officeooo:rsid="001b5b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au1" table:style-name="Tableau1">
        <table:table-column table:style-name="Tableau1.A"/>
        <table:table-column table:style-name="Tableau1.B"/>
        <table:table-column table:style-name="Tableau1.C"/>
        <table:table-row>
          <table:table-cell table:style-name="Tableau1.A1" office:value-type="string">
            <text:p text:style-name="P12">Clément Dell’Aiera</text:p>
            <text:p text:style-name="P12">3 rue du Pont Saint-Marcel</text:p>
            <text:p text:style-name="P12">57000 Metz <text:span text:style-name="T11">(FRANCE)</text:span></text:p>
          </table:table-cell>
          <table:table-cell table:style-name="Tableau1.A1" office:value-type="string">
            <text:p text:style-name="P14">To :</text:p>
          </table:table-cell>
          <table:table-cell table:style-name="Tableau1.A1" office:value-type="string">
            <text:p text:style-name="P15">Search Co<text:span text:style-name="T15">m</text:span>mittee</text:p>
            <text:p text:style-name="P13"><text:span text:style-name="T12">Department of Mathematics</text:span><text:line-break/><text:span text:style-name="T12">Mailstop 3368</text:span><text:line-break/><text:span text:style-name="T12">Texas A&amp;M University</text:span><text:line-break/><text:span text:style-name="T12">College Station, TX 77843-3368</text:span></text:p>
          </table:table-cell>
        </table:table-row>
      </table:table>
      <text:p text:style-name="P1"/>
      <text:p text:style-name="P3"><text:span text:style-name="T13">Objective :</text:span> Application for a Visiting Faculty position<text:tab/></text:p>
      <text:p text:style-name="P8"/>
      <text:p text:style-name="P8"><text:span text:style-name="T10">Dear Members of the Search Committee</text:span>,</text:p>
      <text:p text:style-name="P8"/>
      <text:p text:style-name="P9">I wish to apply for a Visiting Faculty position in the Department of Mathematics at Texas A&amp;M University. Currently, I am a graduate student at the University of Lorraine at Metz (France) finishing a PhD thesis under the supervision of Pr. Hervé Oyono-Oyono <text:span text:style-name="T10">(Metz)</text:span>, and codirection of Pr. Andrzej Zuk <text:span text:style-name="T10">(Paris)</text:span>.</text:p>
      <text:p text:style-name="P8"/>
      <text:p text:style-name="P8">My primary research goals are directed towards Noncommutative geometry, K-theory of C*-algebras and Index <text:span text:style-name="T10">t</text:span>heory, <text:span text:style-name="T10">following approach of Pr. Hervé Oyono-Oyono and Pr. Guoliang Yu, based on a new version of K-theory which they developed during the past years. These techniques were introduced in order to study propagation effects in index theorems. </text:span></text:p>
      <text:p text:style-name="P8"/>
      <text:p text:style-name="P6">My work consisted first <text:span text:style-name="T2">in</text:span> defin<text:span text:style-name="T2">ing</text:span> a modified version of this controlled K-theory in order to extend it for topological groupoids. I was then able to construct a controlled version of the Baum-Connes assembly map for an étale groupoid that factorizes the usual one for groupoids. This allows to establish strongest results in Coarse Geometry , e.g. one can show that the controlled Coarse Baum-Connes conjecture holds for any metric space which admits a fibered coarse embedding into a Hilbert space. H. Oyono-Oyono and G. Yu obtained a similar statement using controlled K-theory for spaces which admits a Coarse embedding into a Hilbert space, which is a stronger condition to fulfill. </text:p>
      <text:p text:style-name="P8"/>
      <text:p text:style-name="P5">Other applications <text:span text:style-name="T10">can be obtained from</text:span> this formalism, including a controlled Künneth formula for the K-theory of the reduced C*-algebra of ample groupoids. The highlights of the controlled versions of classical properties such as satisfying the Baum-Connes conjecture or the Künneth formula <text:span text:style-name="T3">are</text:span> that these are more stable, which is the second part of focus of my PhD thesis. The idea behind this line of thought is to use a weak type of decomposition of groupoids which could be seen as a groupoid version of decomposition complexity, and is related to the notion of dynamic asymptotic dimension, developed recently by Pr. Rufus Willett, Pr. Erik Guentner and Pr. Yu. <text:span text:style-name="T14">These results should be submitted for publication within several weeks. </text:span></text:p>
      <text:p text:style-name="P8"/>
      <text:p text:style-name="P6">My research plans are aim<text:span text:style-name="T4">ed</text:span> at developing ideas coming from Coarse Geometry to topological groupoids, in order to find new applications, not only in Coarse Geometry but in other groupoid related areas, such as foliations or group actions. I would also like to explore controlled K-theory for filtered Banach algebras, in order to tackle non-C*-completion<text:span text:style-name="T5">s</text:span> of Roe algebras or of groupoid convolution algebras. This would be a start towards an Oka principle applied to Coarse Spaces. </text:p>
      <text:p text:style-name="P8"/>
      <text:p text:style-name="P7">Be<text:span text:style-name="T10">sides</text:span> my research <text:span text:style-name="T10">activities</text:span>, I had a wide range of teaching experiences. I have been teaching assistant for undergraduate students almost without <text:span text:style-name="T1">interruption</text:span> for four years in very different areas : from data analysis and linear models to algebra, arithmetic and analysis. <text:span text:style-name="T6">I also taught practical computing sessions on machine learning. As </text:span>I graduated from an engineering school before <text:span text:style-name="T6">turning to fundamental mathematics, I can teach applied as well as fundamental mathematics, and I am very sensitive about applications of science. During my education at the </text:span><text:soft-page-break/><text:span text:style-name="T6">Ecole Normale Supérieure, I spent one year to prepare for the Agrégation in Mathematics, a national competitive exam, which I succeeded. The aim of the Agrégation is to train teachers for the University and the Highschool. <text:s/>It could be a real asset for your department, and I will work hard to be the best teacher I can. </text:span></text:p>
      <text:p text:style-name="P7"/>
      <text:p text:style-name="P10">Finally, I would like to mention that I <text:span text:style-name="T10">am one of the</text:span> organizer<text:span text:style-name="T10">s</text:span> of the PhD and Postdocs Students seminar of the department of mathematics of the University of Lorraine. I <text:span text:style-name="T10">regularly </text:span>invite young researchers <text:span text:style-name="T7">from various fields, from Statistics to Quantum groups, and from other laboratories.</text:span></text:p>
      <text:p text:style-name="P8"/>
      <text:p text:style-name="P11">I am very excited about the opportunity of joining the department of Mathematics at Texas A&amp;M as a postdoctoral student. I am enclosing my<text:span text:style-name="T8"> curriculum vitae, publication record, teaching and research statement.</text:span> Letters of recommendation will arrive on separate cover. Should you need any additional materials or information, please feel free to ask, I would be happy to supply it. </text:p>
      <text:p text:style-name="P7"/>
      <text:p text:style-name="P4"><text:span text:style-name="T9">Sincerely</text:span>,</text:p>
      <text:p text:style-name="P4"/>
      <text:p text:style-name="P4">Clément Dell’Aiera</text:p>
      <text:p text:style-name="P4">3 rue du Pont Saint-Marcel</text:p>
      <text:p text:style-name="P4">57000 METZ (FRANCE)</text:p>
      <text:p text:style-name="P4"/>
      <text:p text:style-name="P2">November <text:span text:style-name="T11">28</text:span>,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8:21:52.540602563</meta:creation-date>
    <dc:date>2016-11-28T21:03:58.812121570</dc:date>
    <meta:editing-duration>PT24M31S</meta:editing-duration>
    <meta:editing-cycles>6</meta:editing-cycles>
    <meta:generator>LibreOffice/5.1.4.2$Linux_x86 LibreOffice_project/10m0$Build-2</meta:generator>
    <meta:document-statistic meta:table-count="1" meta:image-count="0" meta:object-count="0" meta:page-count="2" meta:paragraph-count="21" meta:word-count="713" meta:character-count="4483" meta:non-whitespace-character-count="3783"/>
  </office:meta>
</office:document-meta>
</file>